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497cm" fo:min-width="1.91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start="" draw:marker-end="" draw:fill="none" draw:textarea-vertical-align="middle"/>
    </style:style>
    <style:style style:name="P1" style:family="paragraph">
      <style:paragraph-properties fo:text-align="center"/>
      <style:text-properties fo:font-size="8pt" style:font-size-asian="8pt" style:font-size-complex="8pt"/>
    </style:style>
    <style:style style:name="P2" style:family="paragraph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413cm" svg:height="7.747cm" svg:x="4.683cm" svg:y="11.16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1.023cm" svg:height="0.569cm" svg:x="6.069cm" svg:y="11.228cm">
            <draw:text-box>
              <text:p text:style-name="P2">TxD</text:p>
            </draw:text-box>
          </draw:frame>
          <draw:frame draw:style-name="gr2" draw:text-style-name="P2" draw:layer="layout" svg:width="1.052cm" svg:height="0.569cm" svg:x="6.069cm" svg:y="11.736cm">
            <draw:text-box>
              <text:p text:style-name="P2">RxD</text:p>
            </draw:text-box>
          </draw:frame>
          <draw:frame draw:style-name="gr2" draw:text-style-name="P2" draw:layer="layout" svg:width="1.099cm" svg:height="0.569cm" svg:x="6.069cm" svg:y="12.244cm">
            <draw:text-box>
              <text:p text:style-name="P2">ADC</text:p>
            </draw:text-box>
          </draw:frame>
          <draw:frame draw:style-name="gr2" draw:text-style-name="P2" draw:layer="layout" svg:width="0.862cm" svg:height="0.569cm" svg:x="6.069cm" svg:y="12.752cm">
            <draw:text-box>
              <text:p text:style-name="P2">D7</text:p>
            </draw:text-box>
          </draw:frame>
          <draw:frame draw:style-name="gr2" draw:text-style-name="P2" draw:layer="layout" svg:width="0.862cm" svg:height="0.569cm" svg:x="6.069cm" svg:y="13.26cm">
            <draw:text-box>
              <text:p text:style-name="P2">D6</text:p>
            </draw:text-box>
          </draw:frame>
          <draw:frame draw:style-name="gr2" draw:text-style-name="P2" draw:layer="layout" svg:width="0.862cm" svg:height="0.569cm" svg:x="6.069cm" svg:y="13.768cm">
            <draw:text-box>
              <text:p text:style-name="P2">D5</text:p>
            </draw:text-box>
          </draw:frame>
          <draw:frame draw:style-name="gr2" draw:text-style-name="P2" draw:layer="layout" svg:width="0.862cm" svg:height="0.569cm" svg:x="6.069cm" svg:y="14.276cm">
            <draw:text-box>
              <text:p text:style-name="P2">D4</text:p>
            </draw:text-box>
          </draw:frame>
          <draw:frame draw:style-name="gr2" draw:text-style-name="P2" draw:layer="layout" svg:width="0.862cm" svg:height="0.569cm" svg:x="6.069cm" svg:y="14.784cm">
            <draw:text-box>
              <text:p text:style-name="P2">D3</text:p>
            </draw:text-box>
          </draw:frame>
          <draw:frame draw:style-name="gr2" draw:text-style-name="P2" draw:layer="layout" svg:width="0.862cm" svg:height="0.569cm" svg:x="6.069cm" svg:y="15.292cm">
            <draw:text-box>
              <text:p text:style-name="P2">D2</text:p>
            </draw:text-box>
          </draw:frame>
          <draw:frame draw:style-name="gr2" draw:text-style-name="P2" draw:layer="layout" svg:width="0.862cm" svg:height="0.569cm" svg:x="6.069cm" svg:y="15.8cm">
            <draw:text-box>
              <text:p text:style-name="P2">D1</text:p>
            </draw:text-box>
          </draw:frame>
          <draw:frame draw:style-name="gr2" draw:text-style-name="P2" draw:layer="layout" svg:width="0.862cm" svg:height="0.569cm" svg:x="6.069cm" svg:y="16.308cm">
            <draw:text-box>
              <text:p text:style-name="P2">D0</text:p>
            </draw:text-box>
          </draw:frame>
          <draw:frame draw:style-name="gr2" draw:text-style-name="P2" draw:layer="layout" svg:width="1.226cm" svg:height="0.569cm" svg:x="6.069cm" svg:y="16.816cm">
            <draw:text-box>
              <text:p text:style-name="P2">RSTn</text:p>
            </draw:text-box>
          </draw:frame>
          <draw:frame draw:style-name="gr2" draw:text-style-name="P2" draw:layer="layout" svg:width="1.04cm" svg:height="0.569cm" svg:x="6.069cm" svg:y="17.324cm">
            <draw:text-box>
              <text:p text:style-name="P2">3.3v</text:p>
            </draw:text-box>
          </draw:frame>
          <draw:frame draw:style-name="gr2" draw:text-style-name="P2" draw:layer="layout" svg:width="1.129cm" svg:height="0.569cm" svg:x="6.069cm" svg:y="17.832cm">
            <draw:text-box>
              <text:p text:style-name="P2">GND</text:p>
            </draw:text-box>
          </draw:frame>
          <draw:frame draw:style-name="gr2" draw:text-style-name="P2" draw:layer="layout" svg:width="0.904cm" svg:height="0.569cm" svg:x="6.069cm" svg:y="18.34cm">
            <draw:text-box>
              <text:p text:style-name="P2">Vin</text:p>
            </draw:text-box>
          </draw:frame>
        </draw:g>
        <draw:line draw:style-name="gr3" draw:text-style-name="P1" draw:layer="layout" svg:x1="7.096cm" svg:y1="12.049cm" svg:x2="9.382cm" svg:y2="12.049cm">
          <text:p/>
        </draw:line>
        <draw:line draw:style-name="gr3" draw:text-style-name="P1" draw:layer="layout" svg:x1="9.382cm" svg:y1="12.049cm" svg:x2="9.382cm" svg:y2="11.922cm">
          <text:p/>
        </draw:line>
        <draw:path draw:style-name="gr4" draw:text-style-name="P1" draw:layer="layout" svg:width="0.253cm" svg:height="1.523cm" svg:x="9.255cm" svg:y="10.398cm" svg:viewBox="0 0 254 1524" svg:d="M127 1524l127-127zM254 1397l-254-254zM0 1143l254-254zM0 635l254 254zM254 381l-254 254zM0 127l254 254zM127 0l-127 127z">
          <text:p/>
        </draw:path>
        <draw:line draw:style-name="gr3" draw:text-style-name="P1" draw:layer="layout" svg:x1="9.382cm" svg:y1="10.398cm" svg:x2="9.382cm" svg:y2="9.89cm">
          <text:p/>
        </draw:line>
        <draw:frame draw:style-name="gr2" draw:text-style-name="P2" draw:layer="layout" svg:width="2.03cm" svg:height="0.569cm" svg:x="8.493cm" svg:y="9.448cm">
          <draw:text-box>
            <text:p text:style-name="P2">RFID SOUT</text:p>
          </draw:text-box>
        </draw:frame>
        <draw:path draw:style-name="gr4" draw:text-style-name="P1" draw:layer="layout" svg:width="0.253cm" svg:height="1.523cm" svg:x="8.366cm" svg:y="15.605cm" svg:viewBox="0 0 254 1524" svg:d="M127 1524l127-127zM254 1397l-254-254zM0 1143l254-254zM0 635l254 254zM254 381l-254 254zM0 127l254 254zM127 0l-127 127z">
          <text:p/>
        </draw:path>
        <draw:path draw:style-name="gr4" draw:text-style-name="P1" draw:layer="layout" svg:width="0.253cm" svg:height="1.523cm" svg:x="9.255cm" svg:y="12.176cm" svg:viewBox="0 0 254 1524" svg:d="M127 1524l127-127zM254 1397l-254-254zM0 1143l254-254zM0 635l254 254zM254 381l-254 254zM0 127l254 254zM127 0l-127 127z">
          <text:p/>
        </draw:path>
        <draw:line draw:style-name="gr3" draw:text-style-name="P1" draw:layer="layout" svg:x1="9.382cm" svg:y1="12.049cm" svg:x2="9.382cm" svg:y2="12.176cm">
          <text:p/>
        </draw:line>
        <draw:line draw:style-name="gr5" draw:text-style-name="P1" draw:layer="layout" svg:x1="9.382cm" svg:y1="13.7cm" svg:x2="9.382cm" svg:y2="14.462cm">
          <text:p/>
        </draw:line>
        <draw:line draw:style-name="gr6" draw:text-style-name="P1" draw:layer="layout" svg:x1="7.096cm" svg:y1="17.637cm" svg:x2="8.493cm" svg:y2="17.637cm">
          <text:p/>
        </draw:line>
        <draw:line draw:style-name="gr6" draw:text-style-name="P1" draw:layer="layout" svg:x1="7.096cm" svg:y1="15.097cm" svg:x2="8.493cm" svg:y2="15.097cm">
          <text:p/>
        </draw:line>
        <draw:line draw:style-name="gr6" draw:text-style-name="P1" draw:layer="layout" svg:x1="8.493cm" svg:y1="15.097cm" svg:x2="8.493cm" svg:y2="15.605cm">
          <text:p/>
        </draw:line>
        <draw:line draw:style-name="gr6" draw:text-style-name="P1" draw:layer="layout" svg:x1="8.493cm" svg:y1="17.129cm" svg:x2="8.493cm" svg:y2="17.637cm">
          <text:p/>
        </draw:line>
        <draw:line draw:style-name="gr6" draw:text-style-name="P1" draw:layer="layout" svg:x1="8.493cm" svg:y1="15.097cm" svg:x2="11.922cm" svg:y2="15.097cm">
          <text:p/>
        </draw:line>
        <draw:line draw:style-name="gr6" draw:text-style-name="P1" draw:layer="layout" svg:x1="11.922cm" svg:y1="9.89cm" svg:x2="11.922cm" svg:y2="15.097cm">
          <text:p/>
        </draw:line>
        <draw:frame draw:style-name="gr2" draw:text-style-name="P2" draw:layer="layout" svg:width="2.365cm" svg:height="0.569cm" svg:x="10.908cm" svg:y="9.448cm">
          <draw:text-box>
            <text:p text:style-name="P2">RFID ENAB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Wells</meta:initial-creator>
    <meta:creation-date>2016-06-19T21:04:44.679890627</meta:creation-date>
    <dc:date>2016-06-19T21:21:27.551477631</dc:date>
    <dc:creator>Mark Wells</dc:creator>
    <meta:editing-duration>PT1M22S</meta:editing-duration>
    <meta:editing-cycles>1</meta:editing-cycles>
    <meta:document-statistic meta:object-count="33"/>
    <meta:generator>LibreOffice/4.3.3.2$Linux_X86_64 LibreOffice_project/430m0$Build-2</meta:generator>
  </office:meta>
</office:document-meta>
</file>